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paragraph-properties fo:orphans="2" fo:widows="2"/>
      <style:text-properties fo:font-variant="normal" fo:text-transform="none" fo:color="#000000" style:font-name="Times New Roman1" fo:font-size="14pt" fo:letter-spacing="normal" fo:font-style="normal" fo:font-weight="normal"/>
    </style:style>
    <style:style style:name="P2" style:family="paragraph" style:parent-style-name="Text_20_body" style:list-style-name="L2">
      <style:paragraph-properties fo:orphans="2" fo:widows="2"/>
      <style:text-properties fo:font-variant="normal" fo:text-transform="none" fo:color="#000000" style:font-name="Times New Roman1" fo:font-size="14pt" fo:letter-spacing="normal" fo:font-style="normal" fo:font-weight="normal"/>
    </style:style>
    <style:style style:name="P3" style:family="paragraph" style:parent-style-name="Text_20_body" style:list-style-name="L3">
      <style:paragraph-properties fo:orphans="2" fo:widows="2"/>
      <style:text-properties fo:font-variant="normal" fo:text-transform="none" fo:color="#000000" style:font-name="Times New Roman1" fo:font-size="14pt" fo:letter-spacing="normal" fo:font-style="normal" fo:font-weight="normal"/>
    </style:style>
    <style:style style:name="P4" style:family="paragraph" style:parent-style-name="Text_20_body" style:list-style-name="L4">
      <style:paragraph-properties fo:orphans="2" fo:widows="2"/>
      <style:text-properties fo:font-variant="normal" fo:text-transform="none" fo:color="#000000" style:font-name="Times New Roman1" fo:font-size="14pt" fo:letter-spacing="normal" fo:font-style="normal" fo:font-weight="normal"/>
    </style:style>
    <style:style style:name="P5" style:family="paragraph" style:parent-style-name="Text_20_body" style:list-style-name="L5">
      <style:paragraph-properties fo:orphans="2" fo:widows="2"/>
      <style:text-properties fo:font-variant="normal" fo:text-transform="none" fo:color="#000000" style:font-name="Times New Roman1" fo:font-size="14pt" fo:letter-spacing="normal" fo:font-style="normal" fo:font-weight="normal"/>
    </style:style>
    <style:style style:name="P6" style:family="paragraph" style:parent-style-name="Text_20_body">
      <style:paragraph-properties fo:margin-left="0in" fo:margin-right="0in" fo:orphans="2" fo:widows="2" fo:text-indent="0in" style:auto-text-indent="false"/>
    </style:style>
    <style:style style:name="P7"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font-size="14pt" fo:letter-spacing="normal" fo:font-style="normal" fo:font-weight="normal"/>
    </style:style>
    <style:style style:name="P8" style:family="paragraph" style:parent-style-name="Text_20_body">
      <style:paragraph-properties fo:margin-left="0in" fo:margin-right="0in" fo:orphans="2" fo:widows="2" fo:text-indent="0in" style:auto-text-indent="false"/>
      <style:text-properties fo:font-variant="normal" fo:text-transform="none" fo:color="#000000" fo:letter-spacing="normal"/>
    </style:style>
    <style:style style:name="P9" style:family="paragraph" style:parent-style-name="Text_20_body" style:list-style-name="L1">
      <style:paragraph-properties fo:margin-top="0in" fo:margin-bottom="0in" fo:orphans="2" fo:widows="2"/>
      <style:text-properties fo:font-variant="normal" fo:text-transform="none" fo:color="#000000" style:font-name="Times New Roman1" fo:font-size="14pt" fo:letter-spacing="normal" fo:font-style="normal" fo:font-weight="normal"/>
    </style:style>
    <style:style style:name="P10" style:family="paragraph" style:parent-style-name="Text_20_body" style:list-style-name="L2">
      <style:paragraph-properties fo:margin-top="0in" fo:margin-bottom="0in" fo:orphans="2" fo:widows="2"/>
      <style:text-properties fo:font-variant="normal" fo:text-transform="none" fo:color="#000000" style:font-name="Times New Roman1" fo:font-size="14pt" fo:letter-spacing="normal" fo:font-style="normal" fo:font-weight="normal"/>
    </style:style>
    <style:style style:name="P11" style:family="paragraph" style:parent-style-name="Text_20_body" style:list-style-name="L3">
      <style:paragraph-properties fo:margin-top="0in" fo:margin-bottom="0in" fo:orphans="2" fo:widows="2"/>
      <style:text-properties fo:font-variant="normal" fo:text-transform="none" fo:color="#000000" style:font-name="Times New Roman1" fo:font-size="14pt" fo:letter-spacing="normal" fo:font-style="normal" fo:font-weight="normal"/>
    </style:style>
    <style:style style:name="P12" style:family="paragraph" style:parent-style-name="Text_20_body" style:list-style-name="L4">
      <style:paragraph-properties fo:margin-top="0in" fo:margin-bottom="0in" fo:orphans="2" fo:widows="2"/>
      <style:text-properties fo:font-variant="normal" fo:text-transform="none" fo:color="#000000" style:font-name="Times New Roman1" fo:font-size="14pt" fo:letter-spacing="normal" fo:font-style="normal" fo:font-weight="normal"/>
    </style:style>
    <style:style style:name="P13" style:family="paragraph" style:parent-style-name="Text_20_body" style:list-style-name="L5">
      <style:paragraph-properties fo:margin-top="0in" fo:margin-bottom="0in" fo:orphans="2" fo:widows="2"/>
      <style:text-properties fo:font-variant="normal" fo:text-transform="none" fo:color="#000000" style:font-name="Times New Roman1" fo:font-size="14pt" fo:letter-spacing="normal" fo:font-style="normal" fo:font-weight="normal"/>
    </style:style>
    <style:style style:name="P14" style:family="paragraph" style:parent-style-name="Preformatted_20_Text">
      <style:paragraph-properties fo:orphans="2" fo:widows="2"/>
      <style:text-properties fo:font-variant="normal" fo:text-transform="none" fo:color="#000000" fo:letter-spacing="normal" fo:font-style="normal" fo:font-weight="normal"/>
    </style:style>
    <style:style style:name="P15"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16" style:family="paragraph" style:parent-style-name="Preformatted_20_Text">
      <style:paragraph-properties fo:margin-top="0in" fo:margin-bottom="0.1965in" fo:orphans="2" fo:widows="2"/>
      <style:text-properties fo:font-variant="normal" fo:text-transform="none" fo:color="#000000" fo:letter-spacing="normal" fo:font-style="normal" fo:font-weight="normal"/>
    </style:style>
    <style:style style:name="T1" style:family="text">
      <style:text-properties fo:font-variant="normal" fo:text-transform="none" fo:color="#000000" style:font-name="Times New Roman1" fo:font-size="14pt" fo:letter-spacing="normal" fo:font-style="normal" fo:font-weight="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number text:level="2" text:style-name="Numbering_20_Symbols" style:num-suffix="." style:num-format="1">
        <style:list-level-properties text:space-before="0.981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9819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In this assignment, you will rewrite one of the games on the PLATO system. It is called hivolts. It was originally written either by Thomas Ahasic or Douglas Jones and later modified by Dirk Pellett. (Mr. Pellett is not sure who has the official rights to the game, but has no objection to our using it for educational purposes.)</text:span></text:p>
      <text:p text:style-name="P7">Cutting edge 1970s computer graphics, in the form of hivolts, looked somewhat like this:</text:p>
      <text:p text:style-name="P8"><draw:frame draw:style-name="fr1" draw:name="graphics1" text:anchor-type="as-char" svg:width="5.3335in" svg:height="5.3335in" draw:z-index="0"><draw:image xlink:href="http://paleyontology.com/AP_CS/hivolts/hivolts1.png" xlink:type="simple" xlink:show="embed" xlink:actuate="onLoad"/></draw:frame></text:p>
      <text:p text:style-name="P15">FFFFFFFFFFFF <text:s text:c="6"/>Legend:</text:p>
      <text:p text:style-name="P14">F <text:s text:c="2"/>F <text:s text:c="5"/>F <text:s text:c="8"/>F: Fence</text:p>
      <text:p text:style-name="P14">F <text:s/>+ <text:s text:c="2"/>1 <text:s/>2F <text:s text:c="8"/>+: You</text:p>
      <text:p text:style-name="P14">F34 FF <text:s text:c="2"/>F F <text:s text:c="8"/>1,2,3,4,5,6,7,8,9,a,b,c: Mhos</text:p>
      <text:p text:style-name="P14">F <text:s/>F <text:s text:c="6"/>F</text:p>
      <text:p text:style-name="P14">F56 <text:s text:c="4"/>7 <text:s/>F</text:p>
      <text:p text:style-name="P14">F89 F a FF F</text:p>
      <text:p text:style-name="P14">F FF <text:s text:c="5"/>bF</text:p>
      <text:p text:style-name="P14">FFF <text:s text:c="5"/>FFF</text:p>
      <text:p text:style-name="P14">F <text:s/>FF F <text:s text:c="3"/>F</text:p>
      <text:p text:style-name="P14">F F cF <text:s text:c="2"/>F F</text:p>
      <text:p text:style-name="P16">FFFFFFFFFFFF</text:p>
      <text:p text:style-name="P6"><text:soft-page-break/><text:span text:style-name="T1">Above is a randomly generated starting position for a game of hivolts followed by an ASCII picture of the same position. In the ASCII version, the + refers to You and the hexadecimal numbers (1, 2, ..., c) refer to Mhos. A Mho in this game is a creature that is trying to eat You up. A mho in physics is, according to </text:span><text:a xlink:type="simple" xlink:href="http://dictionary.reference.com/browse/mho">Dictionary.com</text:a><text:span text:style-name="T1">, "a unit of conductance equal to the reciprocal of an ohm," also known as a siemens.</text:span></text:p>
      <text:p text:style-name="P7">Here are some characteristics of the game board.</text:p>
      <text:list xml:id="list33376161" text:style-name="L1">
        <text:list-item>
          <text:p text:style-name="P9">The game board itself is a 12-by-12 bounded grid</text:p>
        </text:list-item>
        <text:list-item>
          <text:p text:style-name="P9">There are three object types:</text:p>
          <text:list>
            <text:list-item>
              <text:p text:style-name="P9">You (the smiley face)</text:p>
            </text:list-item>
            <text:list-item>
              <text:p text:style-name="P9">Twelve (12) Mhos which are stored as a list</text:p>
            </text:list-item>
            <text:list-item>
              <text:p text:style-name="P9">Electric fences which cover the whole perimeter</text:p>
            </text:list-item>
            <text:list-item>
              <text:p text:style-name="P1">Twenty (20) electric fences on the interior</text:p>
            </text:list-item>
          </text:list>
        </text:list-item>
      </text:list>
      <text:p text:style-name="P7">Everything is randomly placed except for the fences that are on the perimeter.</text:p>
      <text:p text:style-name="P7">When it is Your turn, You are allowed to move to any adjacent square or you can jump. Adjacent is defined as one square away, either horizontal, vertical, or diagonal. There are three possibilities when you move onto an adjacent square:</text:p>
      <text:p text:style-name="P7">If you move to an adjacent square, one of three thigns can happen:</text:p>
      <text:list xml:id="list33372326" text:style-name="L2">
        <text:list-item>
          <text:p text:style-name="P10">You move onto an electric fence and lose.</text:p>
        </text:list-item>
        <text:list-item>
          <text:p text:style-name="P10">You move onto a Mho and lose.</text:p>
        </text:list-item>
        <text:list-item>
          <text:p text:style-name="P2">You move onto an empty square.</text:p>
        </text:list-item>
      </text:list>
      <text:p text:style-name="P7">When you jump, you move to a random square, but you are guaranteed that you will not land on an electric fence. When you jump, it remains your turn to move. So, there are only two possibilities if you jump.</text:p>
      <text:list xml:id="list33376363" text:style-name="L3">
        <text:list-item>
          <text:p text:style-name="P11">You jump onto a Mho and lose.</text:p>
        </text:list-item>
        <text:list-item>
          <text:p text:style-name="P3">You jump onto an empty square.</text:p>
        </text:list-item>
      </text:list>
      <text:p text:style-name="P7">If You jump and do not lose, it remains Your turn. Assuming that you move (not jump) onto an empty square, then the Mhos move, in the order in which they are stored in the list, as follows:</text:p>
      <text:list xml:id="list33374244" text:style-name="L4">
        <text:list-item>
          <text:p text:style-name="P12">If you are directly vertical or hortizontal to a Mho, the Mho MUST move directly towards you one square. If this results in the Mho landing on an electric fence, the Mho is removed from the board. If it lands on an empty square, it remains on the board.</text:p>
        </text:list-item>
        <text:list-item>
          <text:p text:style-name="P12">If the Mho is not directly horizontal or vertical from you, then it has three squares it can move to, the one that is diagonally towards you, one that is horizontal so that it would be closer to you, and one that is vertical so that it would be closer to you. The Mho will try to move onto an empty square in the following order:</text:p>
          <text:list>
            <text:list-item>
              <text:p text:style-name="P12">Diagonally towards you</text:p>
            </text:list-item>
            <text:list-item>
              <text:p text:style-name="P12"><text:soft-page-break/>If the horizontal distance towards You is greater than or equal to the vertical distance, move horizontally towards You;</text:p>
            </text:list-item>
            <text:list-item>
              <text:p text:style-name="P12">If the horizontal distance towards You is less than or equal to the vertical distance, move vertically towards You;</text:p>
            </text:list-item>
            <text:list-item>
              <text:p text:style-name="P12">If none of these can result in landing on an empty square, repeat the order with the attempt to move onto an electric fence</text:p>
            </text:list-item>
            <text:list-item>
              <text:p text:style-name="P4">If none of these can result in landing on an electric fence, do not move (this happens when a Mho can only try to move onto other Mhos)</text:p>
            </text:list-item>
          </text:list>
        </text:list-item>
      </text:list>
      <text:p text:style-name="P7">In the sample game shown, above, You start out at (3, 2). The upper left corner is (0, 0). Suppose You move to (4, 2). Some of the Mho moves will include:</text:p>
      <text:list xml:id="list33404302" text:style-name="L5">
        <text:list-item>
          <text:p text:style-name="P13">The Mho at (4, 11) will move onto the electric fence at (4, 10) and will be eliminated</text:p>
        </text:list-item>
        <text:list-item>
          <text:p text:style-name="P13">The Mho at (2, 3) will move to (3, 2)</text:p>
        </text:list-item>
        <text:list-item>
          <text:p text:style-name="P5">The Mho at (11, 7) will move to (10, 7)</text:p>
        </text:list-item>
      </text:list>
      <text:p text:style-name="P7">After each Mho has moved once, it becomes Your turn. If there are no Mhos remaining, You win.</text:p>
      <text:p text:style-name="P7">Your assignment is to write the hivolts game in a JApplet with more modern graphics. I leave it to you to sort out the display features. Your grade on this assignment will be based primarily on whether the game is playable. You will need a KeyListener. The keys for moving You should be:</text:p>
      <text:p text:style-name="P7">Q: up and left<text:line-break/>W: up<text:line-break/>E: up and right<text:line-break/>A: left<text:line-break/>S: sit (stay on the same square for one turn)<text:line-break/>D: right<text:line-break/>Z: down and left<text:line-break/>X: down<text:line-break/>C: down and right<text:line-break/>J: jump</text:p>
      <text:p text:style-name="P7">I realize that there are arrow keys on a modern keyboard. You can include them in a redundant fashion, but the letter keys need to behave as specified. You will probably be interested in learning the switch statement in Java in order to make your life easier. (Switch is a conditional kind of like cond in Scheme, but it tests to see if a single variable is one of several values, so it is not as flexible as cond.)</text:p>
      <text:p text:style-name="P7">Your program needs to give the user feedback. If it is the user's turn, there should be an indication to that effect. If the user has won or lost, that should be indicated, along with a prompt (probably a button made visible) if the user wishes to play again or qui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is Kuszmaul</meta:initial-creator>
    <meta:creation-date>2012-07-23T13:25:09.12</meta:creation-date>
    <dc:date>2012-07-23T13:27:07.78</dc:date>
    <dc:creator>Chris Kuszmaul</dc:creator>
    <meta:editing-duration>PT1M58S</meta:editing-duration>
    <meta:editing-cycles>2</meta:editing-cycles>
    <meta:generator>OpenOffice.org/3.3$Win32 OpenOffice.org_project/330m20$Build-9567</meta:generator>
    <meta:document-statistic meta:table-count="0" meta:image-count="1" meta:object-count="0" meta:page-count="3" meta:paragraph-count="49" meta:word-count="962" meta:character-count="4938"/>
  </office:meta>
</office:document-meta>
</file>